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191cm"/>
    </style:style>
    <style:style style:name="Table1.B" style:family="table-column">
      <style:table-column-properties style:column-width="3.958cm"/>
    </style:style>
    <style:style style:name="Table1.C" style:family="table-column">
      <style:table-column-properties style:column-width="2.588cm"/>
    </style:style>
    <style:style style:name="Table1.D" style:family="table-column">
      <style:table-column-properties style:column-width="4.544cm"/>
    </style:style>
    <style:style style:name="Table1.E" style:family="table-column">
      <style:table-column-properties style:column-width="2.72cm"/>
    </style:style>
    <style:style style:name="Table1.A1" style:family="table-cell">
      <style:table-cell-properties style:vertical-align="middle" fo:padding="0.049cm" fo:border="0.0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39cm"/>
    </style:style>
    <style:style style:name="Table2.B" style:family="table-column">
      <style:table-column-properties style:column-width="5.413cm"/>
    </style:style>
    <style:style style:name="Table2.C" style:family="table-column">
      <style:table-column-properties style:column-width="8.197cm"/>
    </style:style>
    <style:style style:name="Table2.A1" style:family="table-cell">
      <style:table-cell-properties style:vertical-align="middle" fo:padding="0.049cm" fo:border="0.05pt solid #000000"/>
    </style:style>
    <style:style style:name="Table3" style:family="table">
      <style:table-properties style:width="16.97cm" fo:margin-left="0.041cm" table:align="left"/>
    </style:style>
    <style:style style:name="Table3.A" style:family="table-column">
      <style:table-column-properties style:column-width="2.798cm"/>
    </style:style>
    <style:style style:name="Table3.B" style:family="table-column">
      <style:table-column-properties style:column-width="6.122cm"/>
    </style:style>
    <style:style style:name="Table3.C" style:family="table-column">
      <style:table-column-properties style:column-width="8.05cm"/>
    </style:style>
    <style:style style:name="Table3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text-properties style:font-name="Google Sans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Heading_20_4">
      <style:paragraph-properties fo:margin-top="0cm" fo:margin-bottom="0.247cm" style:contextual-spacing="false" fo:line-height="114%"/>
      <style:text-properties style:font-name="Google Sans"/>
    </style:style>
    <style:style style:name="P4" style:family="paragraph" style:parent-style-name="Text_20_body">
      <style:paragraph-properties fo:margin-top="0cm" fo:margin-bottom="0.247cm" style:contextual-spacing="false" fo:line-height="114%" fo:padding="0cm" fo:border="none"/>
      <style:text-properties style:font-name="Google Sans" fo:font-weight="normal" officeooo:rsid="003d1b05" officeooo:paragraph-rsid="003d1b05" style:font-weight-asian="normal" style:font-weight-complex="normal"/>
    </style:style>
    <style:style style:name="P5" style:family="paragraph" style:parent-style-name="Heading_20_3">
      <style:paragraph-properties fo:margin-top="0cm" fo:margin-bottom="0.247cm" style:contextual-spacing="false" fo:line-height="114%"/>
      <style:text-properties style:font-name="Google Sans" fo:font-weight="normal" style:font-weight-asian="normal" style:font-weight-complex="normal"/>
    </style:style>
    <style:style style:name="P6" style:family="paragraph" style:parent-style-name="Heading_20_3">
      <style:paragraph-properties fo:margin-top="0cm" fo:margin-bottom="0.212cm" style:contextual-spacing="false" fo:line-height="114%"/>
    </style:style>
    <style:style style:name="P7" style:family="paragraph" style:parent-style-name="Table_20_Contents">
      <style:paragraph-properties fo:margin-top="0cm" fo:margin-bottom="0.247cm" style:contextual-spacing="false" fo:line-height="114%"/>
    </style:style>
    <style:style style:name="P8" style:family="paragraph" style:parent-style-name="Text_20_body">
      <style:paragraph-properties fo:margin-top="0cm" fo:margin-bottom="0.247cm" style:contextual-spacing="false" fo:line-height="114%"/>
    </style:style>
    <style:style style:name="P9" style:family="paragraph" style:parent-style-name="Table_20_Contents">
      <style:paragraph-properties fo:margin-top="0cm" fo:margin-bottom="0cm" style:contextual-spacing="false" fo:line-height="114%"/>
    </style:style>
    <style:style style:name="P10" style:family="paragraph" style:parent-style-name="Text_20_body">
      <style:paragraph-properties fo:margin-top="0cm" fo:margin-bottom="0.247cm" style:contextual-spacing="false" fo:line-height="114%" fo:padding="0cm" fo:border="none"/>
      <style:text-properties officeooo:paragraph-rsid="003d1b05"/>
    </style:style>
    <style:style style:name="P11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12" style:family="paragraph" style:parent-style-name="Text_20_body">
      <style:paragraph-properties fo:margin-top="0cm" fo:margin-bottom="0.247cm" style:contextual-spacing="false" fo:line-height="114%" fo:padding="0cm" fo:border="none"/>
      <style:text-properties style:font-name="Google Sans Text" fo:font-weight="bold" officeooo:rsid="001649f4" officeooo:paragraph-rsid="0014b5c7"/>
    </style:style>
    <style:style style:name="P13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14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15" style:family="paragraph" style:parent-style-name="Text_20_body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6" style:family="paragraph" style:parent-style-name="Heading_20_3">
      <style:paragraph-properties fo:margin-top="0cm" fo:margin-bottom="0.247cm" style:contextual-spacing="false" fo:line-height="114%"/>
      <style:text-properties style:font-name="Google Sans Text"/>
    </style:style>
    <style:style style:name="P17" style:family="paragraph" style:parent-style-name="Text_20_body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136727" officeooo:paragraph-rsid="001ad1f3" style:font-weight-asian="normal" style:font-weight-complex="normal"/>
    </style:style>
    <style:style style:name="P18" style:family="paragraph" style:parent-style-name="Heading_20_3" style:list-style-name="L4">
      <style:paragraph-properties fo:margin-top="0cm" fo:margin-bottom="0.247cm" style:contextual-spacing="false" fo:line-height="114%" fo:padding="0cm" fo:border="none"/>
      <style:text-properties style:font-name="Google Sans" fo:font-weight="bold" officeooo:rsid="0021b4cc" officeooo:paragraph-rsid="003d1b05" style:font-weight-asian="bold" style:font-weight-complex="bold"/>
    </style:style>
    <style:style style:name="P19" style:family="paragraph" style:parent-style-name="Preformatted_20_Text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5af6c1" officeooo:paragraph-rsid="005af6c1" style:font-weight-asian="bold" style:font-weight-complex="bold"/>
    </style:style>
    <style:style style:name="P20" style:family="paragraph" style:parent-style-name="Quotations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5af6c1" officeooo:paragraph-rsid="005af6c1" style:font-weight-asian="bold" style:font-weight-complex="bold"/>
    </style:style>
    <style:style style:name="P21" style:family="paragraph" style:parent-style-name="Standard" style:list-style-name="L4">
      <style:text-properties fo:font-weight="bold" officeooo:rsid="001ad1f3" officeooo:paragraph-rsid="001ad1f3" style:font-weight-asian="bold" style:font-weight-complex="bold"/>
    </style:style>
    <style:style style:name="P22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officeooo:paragraph-rsid="001ad1f3"/>
    </style:style>
    <style:style style:name="P23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officeooo:paragraph-rsid="00305f90"/>
    </style:style>
    <style:style style:name="P24" style:family="paragraph" style:parent-style-name="Standard">
      <style:paragraph-properties fo:margin-top="0cm" fo:margin-bottom="0.247cm" style:contextual-spacing="false" fo:line-height="114%" fo:padding="0cm" fo:border="none"/>
      <style:text-properties officeooo:paragraph-rsid="005af6c1"/>
    </style:style>
    <style:style style:name="P25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1d0a60" officeooo:paragraph-rsid="001d0a60" style:font-weight-asian="bold" style:font-weight-complex="bold"/>
    </style:style>
    <style:style style:name="P26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1f790c" officeooo:paragraph-rsid="001f790c" style:font-weight-asian="bold" style:font-weight-complex="bold"/>
    </style:style>
    <style:style style:name="P27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21b4cc" officeooo:paragraph-rsid="0021b4cc" style:font-weight-asian="bold" style:font-weight-complex="bold"/>
    </style:style>
    <style:style style:name="P28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21b4cc" officeooo:paragraph-rsid="0021fffb" style:font-weight-asian="bold" style:font-weight-complex="bold"/>
    </style:style>
    <style:style style:name="P29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32bd04" officeooo:paragraph-rsid="0032bd04" style:font-weight-asian="bold" style:font-weight-complex="bold"/>
    </style:style>
    <style:style style:name="P30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423cc0" officeooo:paragraph-rsid="00423cc0" style:font-weight-asian="bold" style:font-weight-complex="bold"/>
    </style:style>
    <style:style style:name="P31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47ea9e" officeooo:paragraph-rsid="0047ea9e" style:font-weight-asian="bold" style:font-weight-complex="bold"/>
    </style:style>
    <style:style style:name="P32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5af6c1" officeooo:paragraph-rsid="005af6c1" style:font-weight-asian="bold" style:font-weight-complex="bold"/>
    </style:style>
    <style:style style:name="P33" style:family="paragraph" style:parent-style-name="Standard">
      <style:paragraph-properties fo:margin-top="0cm" fo:margin-bottom="0.247cm" style:contextual-spacing="false" fo:line-height="114%" fo:padding="0cm" fo:border="none"/>
      <style:text-properties style:font-name="Google Sans Text" fo:font-weight="bold" officeooo:rsid="005af6c1" officeooo:paragraph-rsid="005af6c1" style:font-weight-asian="bold" style:font-weight-complex="bold"/>
    </style:style>
    <style:style style:name="P34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5d877c" officeooo:paragraph-rsid="005d877c" style:font-weight-asian="bold" style:font-weight-complex="bold"/>
    </style:style>
    <style:style style:name="P35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1f790c" officeooo:paragraph-rsid="001f790c" style:font-weight-asian="normal" style:font-weight-complex="normal"/>
    </style:style>
    <style:style style:name="P36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21b4cc" officeooo:paragraph-rsid="0021b4cc" style:font-weight-asian="normal" style:font-weight-complex="normal"/>
    </style:style>
    <style:style style:name="P37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21b4cc" officeooo:paragraph-rsid="0039cd47" style:font-weight-asian="normal" style:font-weight-complex="normal"/>
    </style:style>
    <style:style style:name="P38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32bd04" officeooo:paragraph-rsid="0032bd04" style:font-weight-asian="normal" style:font-weight-complex="normal"/>
    </style:style>
    <style:style style:name="P39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423cc0" officeooo:paragraph-rsid="00423cc0" style:font-weight-asian="normal" style:font-weight-complex="normal"/>
    </style:style>
    <style:style style:name="P40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464a97" officeooo:paragraph-rsid="00464a97" style:font-weight-asian="normal" style:font-weight-complex="normal"/>
    </style:style>
    <style:style style:name="P41" style:family="paragraph" style:parent-style-name="Standard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47ea9e" officeooo:paragraph-rsid="0047ea9e" style:font-weight-asian="normal" style:font-weight-complex="normal"/>
    </style:style>
    <style:style style:name="P42" style:family="paragraph" style:parent-style-name="Text_20_body" style:list-style-name="L1">
      <style:paragraph-properties fo:margin-top="0cm" fo:margin-bottom="0.247cm" style:contextual-spacing="false" fo:line-height="114%" fo:padding="0cm" fo:border="none"/>
    </style:style>
    <style:style style:name="P43" style:family="paragraph" style:parent-style-name="Text_20_body" style:list-style-name="L2">
      <style:paragraph-properties fo:margin-top="0cm" fo:margin-bottom="0.247cm" style:contextual-spacing="false" fo:line-height="114%" fo:padding="0cm" fo:border="none"/>
    </style:style>
    <style:style style:name="P44" style:family="paragraph" style:parent-style-name="Text_20_body" style:list-style-name="L3">
      <style:paragraph-properties fo:margin-top="0cm" fo:margin-bottom="0.247cm" style:contextual-spacing="false" fo:line-height="114%" fo:padding="0cm" fo:border="none"/>
    </style:style>
    <style:style style:name="P45" style:family="paragraph" style:parent-style-name="Text_20_body" style:list-style-name="L5">
      <style:paragraph-properties fo:margin-top="0cm" fo:margin-bottom="0.247cm" style:contextual-spacing="false" fo:line-height="114%" fo:padding="0cm" fo:border="none"/>
    </style:style>
    <style:style style:name="P46" style:family="paragraph" style:parent-style-name="Text_20_body" style:list-style-name="L1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47" style:family="paragraph" style:parent-style-name="Text_20_body" style:list-style-name="L2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48" style:family="paragraph" style:parent-style-name="Text_20_body" style:list-style-name="L3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49" style:family="paragraph" style:parent-style-name="Text_20_body" style:list-style-name="L5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50" style:family="paragraph" style:parent-style-name="Text_20_body" style:list-style-name="L3">
      <style:paragraph-properties fo:margin-top="0cm" fo:margin-bottom="0.247cm" style:contextual-spacing="false" fo:line-height="114%" fo:padding="0cm" fo:border="none"/>
      <style:text-properties style:font-name="Google Sans Text" fo:font-weight="bold"/>
    </style:style>
    <style:style style:name="P51" style:family="paragraph" style:parent-style-name="Text_20_body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bold" officeooo:rsid="0014b5c7" officeooo:paragraph-rsid="003e70d7" style:font-weight-asian="bold" style:font-weight-complex="bold"/>
    </style:style>
    <style:style style:name="P52" style:family="paragraph" style:parent-style-name="Text_20_body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136727" officeooo:paragraph-rsid="001ad1f3" style:font-weight-asian="normal" style:font-weight-complex="normal"/>
    </style:style>
    <style:style style:name="P53" style:family="paragraph" style:parent-style-name="Text_20_body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1d0a60" officeooo:paragraph-rsid="001d0a60" style:font-weight-asian="normal" style:font-weight-complex="normal"/>
    </style:style>
    <style:style style:name="P54" style:family="paragraph" style:parent-style-name="Text_20_body" style:list-style-name="L5">
      <style:paragraph-properties fo:margin-top="0cm" fo:margin-bottom="0.247cm" style:contextual-spacing="false" fo:line-height="114%" fo:padding="0cm" fo:border="none"/>
      <style:text-properties style:font-name="Google Sans Text" fo:font-weight="normal" style:font-weight-asian="normal" style:font-weight-complex="normal"/>
    </style:style>
    <style:style style:name="P55" style:family="paragraph" style:parent-style-name="Text_20_body" style:list-style-name="L4">
      <style:paragraph-properties fo:margin-top="0cm" fo:margin-bottom="0.247cm" style:contextual-spacing="false" fo:line-height="114%" fo:padding="0cm" fo:border="none"/>
      <style:text-properties style:font-name="Google Sans Text" fo:font-weight="normal" officeooo:rsid="0016c6cc" officeooo:paragraph-rsid="003ea8e5" style:font-weight-asian="normal" style:font-weight-complex="normal"/>
    </style:style>
    <style:style style:name="P56" style:family="paragraph" style:parent-style-name="Text_20_body" style:list-style-name="L4">
      <style:paragraph-properties fo:margin-top="0cm" fo:margin-bottom="0.247cm" style:contextual-spacing="false" fo:line-height="114%" fo:padding="0cm" fo:border="none"/>
      <style:text-properties fo:font-weight="normal" officeooo:paragraph-rsid="001ad1f3" style:font-weight-asian="normal" style:font-weight-complex="normal"/>
    </style:style>
    <style:style style:name="P57" style:family="paragraph" style:parent-style-name="Text_20_body" style:list-style-name="L6"/>
    <style:style style:name="P58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weight="bold" style:font-weight-asian="bold" style:font-weight-complex="bold"/>
    </style:style>
    <style:style style:name="T4" style:family="text">
      <style:text-properties style:font-name="Google Sans Text" fo:font-weight="normal" style:font-weight-asian="normal" style:font-weight-complex="normal"/>
    </style:style>
    <style:style style:name="T5" style:family="text">
      <style:text-properties style:font-name="Google Sans Text" fo:font-weight="normal" officeooo:rsid="00305f90" style:font-weight-asian="normal" style:font-weight-complex="normal"/>
    </style:style>
    <style:style style:name="T6" style:family="text">
      <style:text-properties style:font-name="Google Sans Text" fo:font-weight="normal" officeooo:rsid="005af6c1" style:font-weight-asian="normal" style:font-weight-complex="normal"/>
    </style:style>
    <style:style style:name="T7" style:family="text">
      <style:text-properties style:font-name="Google Sans Text" officeooo:rsid="00136727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Google Sans"/>
    </style:style>
    <style:style style:name="T11" style:family="text">
      <style:text-properties style:font-name="Google Sans" fo:font-weight="normal" officeooo:rsid="003d1b05" style:font-weight-asian="normal" style:font-weight-complex="normal"/>
    </style:style>
    <style:style style:name="T12" style:family="text">
      <style:text-properties style:font-name="Google Sans" fo:font-weight="bold" officeooo:rsid="0021b4c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cc1e"/>
    </style:style>
    <style:style style:name="T15" style:family="text">
      <style:text-properties officeooo:rsid="0039cd47"/>
    </style:style>
    <style:style style:name="T16" style:family="text">
      <style:text-properties officeooo:rsid="0021b4cc"/>
    </style:style>
    <style:style style:name="T17" style:family="text">
      <style:text-properties officeooo:rsid="001649f4"/>
    </style:style>
    <style:style style:name="T18" style:family="text">
      <style:text-properties officeooo:rsid="005a7ac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387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leaned and Structured Go Language Concepts</text:h>
      <text:h text:style-name="P2" text:outline-level="3">1. Concurrency vs. Parallelism</text:h>
      <text:p text:style-name="P14">Concurrency and parallelism are related but distinct concepts for managing multiple task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9"><text:span text:style-name="Strong_20_Emphasis"><text:span text:style-name="T1">Concept</text:span></text:span></text:p>
            </table:table-cell>
            <table:table-cell table:style-name="Table1.A1" office:value-type="string">
              <text:p text:style-name="P9"><text:span text:style-name="Strong_20_Emphasis"><text:span text:style-name="T1">Focus</text:span></text:span></text:p>
            </table:table-cell>
            <table:table-cell table:style-name="Table1.A1" office:value-type="string">
              <text:p text:style-name="P9"><text:span text:style-name="Strong_20_Emphasis"><text:span text:style-name="T1">Requires Multiple CPUs?</text:span></text:span></text:p>
            </table:table-cell>
            <table:table-cell table:style-name="Table1.A1" office:value-type="string">
              <text:p text:style-name="P9"><text:span text:style-name="Strong_20_Emphasis"><text:span text:style-name="T1">Example in Go</text:span></text:span></text:p>
            </table:table-cell>
            <table:table-cell table:style-name="Table1.A1" office:value-type="string">
              <text:p text:style-name="P9"><text:span text:style-name="Strong_20_Emphasis"><text:span text:style-name="T1">Metaphor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1">Concurrency</text:p>
          </table:table-cell>
          <table:table-cell table:style-name="Table1.A1" office:value-type="string">
            <text:p text:style-name="P13">Structuring your program for <text:span text:style-name="T8">overlapping tasks</text:span> (dealing with many things at once).</text:p>
          </table:table-cell>
          <table:table-cell table:style-name="Table1.A1" office:value-type="string">
            <text:p text:style-name="P7">❌ <text:span text:style-name="T1">No.</text:span></text:p>
          </table:table-cell>
          <table:table-cell table:style-name="Table1.A1" office:value-type="string">
            <text:p text:style-name="P13">Goroutines and Channels enable tasks to make progress independently.</text:p>
          </table:table-cell>
          <table:table-cell table:style-name="Table1.A1" office:value-type="string">
            <text:p text:style-name="P13">One chef (CPU) efficiently <text:span text:style-name="T8">juggling multiple dishes</text:span> (tasks).</text:p>
          </table:table-cell>
        </table:table-row>
        <table:table-row>
          <table:table-cell table:style-name="Table1.A1" office:value-type="string">
            <text:p text:style-name="P11">Parallelism</text:p>
          </table:table-cell>
          <table:table-cell table:style-name="Table1.A1" office:value-type="string">
            <text:p text:style-name="P13"><text:span text:style-name="T8">Executing multiple tasks simultaneously</text:span> (doing many things at the same time)</text:p>
          </table:table-cell>
          <table:table-cell table:style-name="Table1.A1" office:value-type="string">
            <text:p text:style-name="P7">✅ <text:span text:style-name="T1">Yes, requires multiple CPU cores.</text:span></text:p>
          </table:table-cell>
          <table:table-cell table:style-name="Table1.A1" office:value-type="string">
            <text:p text:style-name="P13">Multiple goroutines truly running across multiple CPU cores.</text:p>
          </table:table-cell>
          <table:table-cell table:style-name="Table1.A1" office:value-type="string">
            <text:p text:style-name="P13">Multiple chefs (CPU cores) <text:span text:style-name="T8">each cooking a different dish</text:span> at the same time.</text:p>
          </table:table-cell>
        </table:table-row>
      </table:table>
      <text:h text:style-name="P3" text:outline-level="4">Enabling Parallelism in Go</text:h>
      <text:p text:style-name="P15">To allow Go to utilize all available CPU cores for parallelism, you can set:</text:p>
      <text:p text:style-name="P8"><text:span text:style-name="Source_20_Text"><text:span text:style-name="T1">runtime.GOMAXPROCS(runtime.NumCPU())</text:span></text:span><text:span text:style-name="T1">.</text:span></text:p>
      <text:p text:style-name="Horizontal_20_Line"/>
      <text:h text:style-name="P2" text:outline-level="3">2. Go Performance Optimization</text:h>
      <text:p text:style-name="P14">The single biggest factor in Go performance is often the <text:span text:style-name="T8">Garbage Collector (GC)</text:span>. The key to performance is to <text:span text:style-name="T8">reduce the number of temporary objects created on the heap</text:span>, thereby minimizing GC work. You must first <text:span text:style-name="T8">identify bottlenecks</text:span>—the "hot spots"—using profiling tools.</text:p>
      <text:h text:style-name="P3" text:outline-level="4">Tools and Techniques for Profiling and Benchmarking.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<text:span text:style-name="Strong_20_Emphasis"><text:span text:style-name="T1">Tool / Technique</text:span></text:span></text:p>
            </table:table-cell>
            <table:table-cell table:style-name="Table2.A1" office:value-type="string">
              <text:p text:style-name="P9"><text:span text:style-name="Strong_20_Emphasis"><text:span text:style-name="T1">Purpose</text:span></text:span></text:p>
            </table:table-cell>
            <table:table-cell table:style-name="Table2.A1" office:value-type="string">
              <text:p text:style-name="P9"><text:span text:style-name="Strong_20_Emphasis"><text:span text:style-name="T1">How to Us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7"><text:span text:style-name="Source_20_Text"><text:span text:style-name="T2">net/http/pprof</text:span></text:span></text:p>
          </table:table-cell>
          <table:table-cell table:style-name="Table2.A1" office:value-type="string">
            <text:p text:style-name="P13">Profiling a running service (CPU, Memory/Heap, Goroutines, Blocking).</text:p>
          </table:table-cell>
          <table:table-cell table:style-name="Table2.A1" office:value-type="string">
            <text:p text:style-name="P7"><text:span text:style-name="T1">Import it and expose an endpoint (e.g., </text:span><text:span text:style-name="Source_20_Text"><text:span text:style-name="T1">localhost:6060/debug/pprof</text:span></text:span><text:span text:style-name="T1">). Use </text:span><text:span text:style-name="Source_20_Text"><text:span text:style-name="T1">go tool pprof</text:span></text:span><text:span text:style-name="T1"> to analyze the collected data.</text:span></text:p>
          </table:table-cell>
        </table:table-row>
        <text:soft-page-break/>
        <table:table-row>
          <table:table-cell table:style-name="Table2.A1" office:value-type="string">
            <text:p text:style-name="P7"><text:span text:style-name="Source_20_Text"><text:span text:style-name="T2">go test -bench</text:span></text:span></text:p>
          </table:table-cell>
          <table:table-cell table:style-name="Table2.A1" office:value-type="string">
            <text:p text:style-name="P13">Benchmarking for individual functions.</text:p>
          </table:table-cell>
          <table:table-cell table:style-name="Table2.A1" office:value-type="string">
            <text:p text:style-name="P13">Measures the impact of specific code changes and compares different implementations.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2">go build -gcflags="-m"</text:span></text:span></text:p>
          </table:table-cell>
          <table:table-cell table:style-name="Table2.A1" office:value-type="string">
            <text:p text:style-name="P13">Escape Analysis.</text:p>
          </table:table-cell>
          <table:table-cell table:style-name="Table2.A1" office:value-type="string">
            <text:p text:style-name="P13">Identifies which local variables are forced onto the heap (escaping) instead of staying on the stack.</text:p>
          </table:table-cell>
        </table:table-row>
      </table:table>
      <text:h text:style-name="P3" text:outline-level="4">Reducing Heap Allocations</text:h>
      <text:list xml:id="list555377777" text:style-name="L1">
        <text:list-item>
          <text:p text:style-name="P42"><text:span text:style-name="T2">Pre-allocate Slices and Maps:</text:span><text:span text:style-name="T1"> Use </text:span><text:span text:style-name="Source_20_Text"><text:span text:style-name="T1">make([]T, 0, capacity)</text:span></text:span><text:span text:style-name="T1"> for slices and </text:span><text:span text:style-name="Source_20_Text"><text:span text:style-name="T1">make(map[K]V, capacity)</text:span></text:span><text:span text:style-name="T1"> for maps to avoid costly re-allocations and copying during growth.</text:span></text:p>
        </text:list-item>
        <text:list-item>
          <text:p text:style-name="P42"><text:span text:style-name="T2">Use </text:span><text:span text:style-name="Source_20_Text"><text:span text:style-name="T2">strings.Builder</text:span></text:span><text:span text:style-name="T2"> for Concatenation:</text:span><text:span text:style-name="T1"> Avoid using </text:span><text:span text:style-name="Source_20_Text"><text:span text:style-name="T1">+</text:span></text:span><text:span text:style-name="T1"> or </text:span><text:span text:style-name="Source_20_Text"><text:span text:style-name="T1">+=</text:span></text:span><text:span text:style-name="T1"> for complex string building, as they create a new, temporary string object with each operation. </text:span><text:span text:style-name="Source_20_Text"><text:span text:style-name="T1">strings.Builder</text:span></text:span><text:span text:style-name="T1"> uses a mutable buffer, reducing allocations.</text:span></text:p>
        </text:list-item>
        <text:list-item>
          <text:p text:style-name="P42"><text:span text:style-name="T2">Object Pooling with </text:span><text:span text:style-name="Source_20_Text"><text:span text:style-name="T2">sync.Pool</text:span></text:span><text:span text:style-name="T2">:</text:span><text:span text:style-name="T1"> Reuse frequently created, short-lived temporary objects (like request buffers) to drastically reduce heap pressure.</text:span></text:p>
        </text:list-item>
        <text:list-item>
          <text:p text:style-name="P46"><text:span text:style-name="T8">Avoid Unnecessary Interface Usage:</text:span> Storing a concrete value in an interface often involves an allocation ("boxing"). Use concrete types directly in the hot path to save an allocation.</text:p>
        </text:list-item>
        <text:list-item>
          <text:p text:style-name="P42"><text:span text:style-name="T2">Sub-Slicing Leaks:</text:span><text:span text:style-name="T1"> If a small slice taken from a large underlying array lives a long time, the entire underlying array is held in memory. </text:span><text:span text:style-name="T2">Copy the data</text:span><text:span text:style-name="T1"> if the small slice needs to be long-term: </text:span><text:span text:style-name="Source_20_Text"><text:span text:style-name="T1">result := make([]byte, len(sub)); copy(result, sub)</text:span></text:span><text:span text:style-name="T1">.</text:span></text:p>
        </text:list-item>
      </text:list>
      <text:h text:style-name="P3" text:outline-level="4">Concurrency and I/O Optimization</text:h>
      <text:list xml:id="list1777717227" text:style-name="L2">
        <text:list-item>
          <text:p text:style-name="P43"><text:span text:style-name="T2">Use </text:span><text:span text:style-name="Source_20_Text"><text:span text:style-name="T2">sync.RWMutex</text:span></text:span><text:span text:style-name="T2">:</text:span><text:span text:style-name="T1"> For data structures that are </text:span><text:span text:style-name="T2">read much more often than written</text:span><text:span text:style-name="T1">, use a Read/Write Mutex. It allows multiple readers concurrently, blocking only for a writer.</text:span></text:p>
        </text:list-item>
        <text:list-item>
          <text:p text:style-name="P43"><text:span text:style-name="T2">Prefer </text:span><text:span text:style-name="Source_20_Text"><text:span text:style-name="T2">sync/atomic</text:span></text:span><text:span text:style-name="T2"> Operations:</text:span><text:span text:style-name="T1"> For simple counters or flags (</text:span><text:span text:style-name="Source_20_Text"><text:span text:style-name="T1">int32</text:span></text:span><text:span text:style-name="T1">, </text:span><text:span text:style-name="Source_20_Text"><text:span text:style-name="T1">int64</text:span></text:span><text:span text:style-name="T1">, pointers), atomic operations are often faster than a full </text:span><text:span text:style-name="Source_20_Text"><text:span text:style-name="T1">sync.Mutex</text:span></text:span><text:span text:style-name="T1"> because they use low-level CPU instructions.</text:span></text:p>
        </text:list-item>
        <text:list-item>
          <text:p text:style-name="P47"><text:span text:style-name="T8">Manage Goroutine Creation:</text:span> Use a <text:span text:style-name="T8">Worker Pool</text:span> pattern for tasks with a high volume of inputs to limit the number of active goroutines and their overhead.</text:p>
        </text:list-item>
        <text:list-item>
          <text:p text:style-name="P43"><text:span text:style-name="T2">Buffered I/O:</text:span><text:span text:style-name="T1"> Use </text:span><text:span text:style-name="Source_20_Text"><text:span text:style-name="T1">bufio.Reader</text:span></text:span><text:span text:style-name="T1"> and </text:span><text:span text:style-name="Source_20_Text"><text:span text:style-name="T1">bufio.Writer</text:span></text:span><text:span text:style-name="T1"> to reduce the number of expensive system calls by reading and writing in larger chunks.</text:span></text:p>
        </text:list-item>
        <text:list-item>
          <text:p text:style-name="P47"><text:soft-page-break/><text:span text:style-name="T8">Batch Database Operations:</text:span> Combine multiple smaller writes/updates into a single batched operation to reduce network round trips.</text:p>
        </text:list-item>
        <text:list-item>
          <text:p text:style-name="P47"><text:span text:style-name="T8">Algorithm and Data Structure Choice:</text:span> The most powerful optimization is replacing an inefficient algorithm (e.g., $O(n^2)$) with an efficient one (e.g., $O(n \log n)$).</text:p>
        </text:list-item>
      </text:list>
      <text:p text:style-name="Horizontal_20_Line"/>
      <text:h text:style-name="P16" text:outline-level="3"/>
      <text:p text:style-name="Horizontal_20_Line"/>
      <text:h text:style-name="P6" text:outline-level="3"><text:span text:style-name="T10">4. Database Connection Handling in Go (</text:span><text:span text:style-name="Source_20_Text"><text:span text:style-name="T1">database/sql</text:span></text:span><text:span text:style-name="T10">)</text:span></text:h>
      <text:p text:style-name="P14">When a database connection (TCP session) is closed by the server, network issue, or timeout:</text:p>
      <text:list xml:id="list2476408618" text:style-name="L3">
        <text:list-item>
          <text:p text:style-name="P48"><text:span text:style-name="T8">Existing Queries:</text:span> Any query currently executing on the broken connection will immediately fail, returning an error like "connection reset by peer".</text:p>
        </text:list-item>
        <text:list-item>
          <text:p text:style-name="P50">New Queries in the Pool:</text:p>
          <text:list>
            <text:list-item>
              <text:p text:style-name="P44"><text:span text:style-name="T1">The standard Go </text:span><text:span text:style-name="Source_20_Text"><text:span text:style-name="T1">database/sql</text:span></text:span><text:span text:style-name="T1"> package uses a </text:span><text:span text:style-name="T2">connection pool</text:span></text:p>
            </text:list-item>
            <text:list-item>
              <text:p text:style-name="P48">The broken connection may remain in the pool, marked as idle</text:p>
            </text:list-item>
            <text:list-item>
              <text:p text:style-name="P48">When a new query tries to use this broken connection, the underlying driver will fail the operation (e.g., a query or ping) and remove the connection from the pool</text:p>
            </text:list-item>
            <text:list-item>
              <text:p text:style-name="P44"><text:span text:style-name="T1">The </text:span><text:span text:style-name="Source_20_Text"><text:span text:style-name="T1">database/sql</text:span></text:span><text:span text:style-name="T1"> package is resilient; it will usually automatically retry the query by obtaining another healthy connection (or establishing a new one).</text:span></text:p>
            </text:list-item>
          </text:list>
        </text:list-item>
        <text:list-item>
          <text:p text:style-name="P48"><text:span text:style-name="T8">Crucial Difference:</text:span> The <text:span text:style-name="T8">first query</text:span> to discover the connection is broken will experience a delay and <text:span text:style-name="T8">still receive an error</text:span>.</text:p>
        </text:list-item>
        <text:list-item>
          <text:p text:style-name="P44"><text:span text:style-name="T2">Resilience:</text:span><text:span text:style-name="T1"> For long-lived applications, you can use </text:span><text:span text:style-name="Source_20_Text"><text:span text:style-name="T1">db.SetConnMaxLifetime()</text:span></text:span><text:span text:style-name="T1"> to pre-empt server-side timeouts and make the pool more resilient.</text:span></text:p>
        </text:list-item>
        <text:list-item>
          <text:p text:style-name="P44"><text:span text:style-name="T2">Application Task:</text:span><text:span text:style-name="T1"> Always check and handle the error returned by </text:span><text:span text:style-name="Source_20_Text"><text:span text:style-name="T1">db.Query()</text:span></text:span><text:span text:style-name="T1">, </text:span><text:span text:style-name="Source_20_Text"><text:span text:style-name="T1">db.Exec()</text:span></text:span><text:span text:style-name="T1">, or </text:span><text:span text:style-name="Source_20_Text"><text:span text:style-name="T1">row.Scan()</text:span></text:span><text:span text:style-name="T1">.</text:span></text:p>
        </text:list-item>
      </text:list>
      <text:p text:style-name="Horizontal_20_Line"/>
      <text:h text:style-name="P2" text:outline-level="3">5. Service Discovery &amp; Registry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<text:span text:style-name="Strong_20_Emphasis"><text:span text:style-name="T1">Concept</text:span></text:span></text:p>
            </table:table-cell>
            <table:table-cell table:style-name="Table3.A1" office:value-type="string">
              <text:p text:style-name="P9"><text:span text:style-name="Strong_20_Emphasis"><text:span text:style-name="T1">Definition</text:span></text:span></text:p>
            </table:table-cell>
            <table:table-cell table:style-name="Table3.A1" office:value-type="string">
              <text:p text:style-name="P9"><text:span text:style-name="Strong_20_Emphasis"><text:span text:style-name="T1">Function/Goal</text:span></text:span></text:p>
            </table:table-cell>
          </table:table-row>
        </table:table-header-rows>
        <table:table-row>
          <table:table-cell table:style-name="Table3.A1" office:value-type="string">
            <text:p text:style-name="P11">Service Registry</text:p>
          </table:table-cell>
          <table:table-cell table:style-name="Table3.A1" office:value-type="string">
            <text:p text:style-name="P13">The central <text:span text:style-name="T8">database</text:span> that stores the network locations (IP and port) of all active and healthy service <text:soft-page-break/>instances.</text:p>
          </table:table-cell>
          <table:table-cell table:style-name="Table3.A1" office:value-type="string">
            <text:p text:style-name="P13">It acts as the "phone book". Services register themselves upon startup and clients query it to find available <text:soft-page-break/>provider instances.</text:p>
          </table:table-cell>
        </table:table-row>
        <table:table-row>
          <table:table-cell table:style-name="Table3.A1" office:value-type="string">
            <text:p text:style-name="P11">Service Discovery</text:p>
          </table:table-cell>
          <table:table-cell table:style-name="Table3.A1" office:value-type="string">
            <text:p text:style-name="P13">The <text:span text:style-name="T8">automated process</text:span> by which a client service finds the network address of a provider service.</text:p>
          </table:table-cell>
          <table:table-cell table:style-name="Table3.A1" office:value-type="string">
            <text:p text:style-name="P13">It solves the problem of services constantly changing locations, allowing clients to use a simple logical name (e.g., "user-service") instead of hard-coded IP addresses.</text:p>
          </table:table-cell>
        </table:table-row>
      </table:table>
      <text:p text:style-name="P14"><text:span text:style-name="T8">In short: The Service Registry is the data store, and Service Discovery is the process of using that data store</text:span>.</text:p>
      <text:p text:style-name="Horizontal_20_Line"/>
      <text:h text:style-name="P2" text:outline-level="3"/>
      <text:p text:style-name="P12"/>
      <text:list xml:id="list2278768195" text:style-name="L4">
        <text:list-item>
          <text:p text:style-name="P21">What is make &amp; new</text:p>
          <text:p text:style-name="P22"><text:span text:style-name="T3">The </text:span><text:span text:style-name="Source_20_Text"><text:span text:style-name="T9">make</text:span></text:span><text:span text:style-name="T4"> built-in function in Go is primarily used for allocating <text:tab/>and initializing three specific reference types: slices, maps, and <text:tab/>channels.</text:span></text:p>
          <text:p text:style-name="P56"><text:span text:style-name="T1"><text:tab/></text:span><text:span text:style-name="T7">a. slices -&gt; s := make([]int, 5, 10)</text:span></text:p>
          <text:p text:style-name="P52"><text:tab/>b. maps -&gt; m := make(map[string]int)</text:p>
          <text:list>
            <text:list-header>
              <text:p text:style-name="P52"><text:s text:c="5"/>c. channels -&gt; ch := make(chan int, 5)</text:p>
            </text:list-header>
          </text:list>
        </text:list-item>
      </text:list>
      <text:p text:style-name="P17"><text:tab/><text:span text:style-name="T9">The new</text:span> function is used for memory allocation only.</text:p>
      <text:p text:style-name="P17"><text:s text:c="10"/>Purpose: It allocates memory for a zeroed value of a specified type.</text:p>
      <text:p text:style-name="P17"><text:s text:c="10"/>Syntax: new(T) where T is any type.</text:p>
      <text:p text:style-name="P17"><text:s text:c="10"/>Return Value: It returns a pointer of type $*T$ (a memory address) to the <text:s text:c="8"/>newly allocated zero value.</text:p>
      <text:p text:style-name="P17"/>
      <text:list xml:id="list163552096630971" text:continue-numbering="true" text:style-name="L4">
        <text:list-item>
          <text:p text:style-name="P25">What is optimization in golang <text:span text:style-name="T14">how handle this</text:span></text:p>
          <text:list>
            <text:list-header>
              <text:p text:style-name="P53">Optimization in Go (Golang) is the process of writing code that executes faster and/or uses less memory and resources. Go is designed for high performance, but developers must follow best practices and utilize its concurrency model effectively to achieve peak efficiency.</text:p>
            </text:list-header>
          </text:list>
        </text:list-item>
      </text:list>
      <text:h text:style-name="P5" text:outline-level="3"><text:tab/>Tools for Handling Optimization</text:h>
      <text:list xml:id="list1450022243" text:style-name="L5">
        <text:list-item>
          <text:p text:style-name="P54">Profiling (The Essential First Step):</text:p>
          <text:list>
            <text:list-item>
              <text:p text:style-name="P45"><text:span text:style-name="T2">Tool:</text:span><text:span text:style-name="T1"> The built-in </text:span><text:span text:style-name="Source_20_Text"><text:span text:style-name="T1">pprof</text:span></text:span><text:span text:style-name="T1"> package.</text:span></text:p>
            </text:list-item>
            <text:list-item>
              <text:p text:style-name="P45"><text:span text:style-name="T2">Purpose:</text:span><text:span text:style-name="T1"> </text:span><text:span text:style-name="T2">Never optimize without profiling.</text:span><text:span text:style-name="T1"> </text:span><text:span text:style-name="Source_20_Text"><text:span text:style-name="T1">pprof</text:span></text:span><text:span text:style-name="T1"> helps pinpoint the exact areas (functions, lines of code) consuming the </text:span><text:soft-page-break/><text:span text:style-name="T1">most CPU time (</text:span><text:span text:style-name="T2">CPU profile</text:span><text:span text:style-name="T1">) or allocating the most memory (</text:span><text:span text:style-name="T2">Memory profile</text:span><text:span text:style-name="T1">).</text:span></text:p>
            </text:list-item>
          </text:list>
        </text:list-item>
        <text:list-item>
          <text:p text:style-name="P54">Benchmarking:</text:p>
          <text:list>
            <text:list-item>
              <text:p text:style-name="P45"><text:span text:style-name="T2">Tool:</text:span><text:span text:style-name="T1"> The </text:span><text:span text:style-name="Source_20_Text"><text:span text:style-name="T1">testing</text:span></text:span><text:span text:style-name="T1"> package's </text:span><text:span text:style-name="T2">benchmarking framework</text:span><text:span text:style-name="T1">.</text:span></text:p>
            </text:list-item>
            <text:list-item>
              <text:p text:style-name="P45"><text:span text:style-name="T2">Purpose:</text:span><text:span text:style-name="T1"> Measure the performance of code sections with high precision. Benchmarks (e.g., functions starting with </text:span><text:span text:style-name="Source_20_Text"><text:span text:style-name="T1">Benchmark...</text:span></text:span><text:span text:style-name="T1">) ensure that optimizations actually improve performance and prevent regressions.</text:span></text:p>
            </text:list-item>
          </text:list>
        </text:list-item>
        <text:list-item>
          <text:p text:style-name="P54">Tracing:</text:p>
          <text:list>
            <text:list-item>
              <text:p text:style-name="P49"><text:span text:style-name="T8">Tool:</text:span> The <text:span text:style-name="T8">Go Execution Tracer</text:span>.</text:p>
            </text:list-item>
            <text:list-item>
              <text:p text:style-name="P49"><text:span text:style-name="T8">Purpose:</text:span> Provides a visual timeline of goroutine activity, GC events, and context switches, helping to diagnose concurrency and scheduler issues.</text:p>
            </text:list-item>
          </text:list>
        </text:list-item>
      </text:list>
      <text:list xml:id="list163551058164868" text:continue-list="list163552096630971" text:style-name="L4">
        <text:list-item>
          <text:p text:style-name="P26">What is sharding ?</text:p>
          <text:list>
            <text:list-header>
              <text:p text:style-name="P35">Sharding is a database architecture pattern used for horizontal scaling (or "scaling out") where a single, large dataset is split into smaller, independent chunks called shards, and distributed across multiple database servers (nodes).</text:p>
            </text:list-header>
          </text:list>
        </text:list-item>
        <text:list-item>
          <text:p text:style-name="P26">What is connection pool</text:p>
          <text:list>
            <text:list-header>
              <text:p text:style-name="P23"><text:span text:style-name="T5">A </text:span><text:span text:style-name="T13">connection pool </text:span>is a caching mechanism used by applications, particularly those interacting with databases (like PostgreSQL, MySQL, etc.), to manage and reuse a set of active, established connections.</text:p>
              <text:p text:style-name="P23"><text:span text:style-name="T9">Goal:</text:span> To mitigate the high overhead associated with repeatedly opening, authenticating, and closing network connections to a database or external service.</text:p>
              <text:p text:style-name="P23"><text:span text:style-name="T9">Mechanism:</text:span> Instead of closing a connection after a query is complete, the pool holds the connection open and returns it to a queue (the pool) where it can be immediately checked out and reused by the next request.</text:p>
            </text:list-header>
          </text:list>
        </text:list-item>
        <text:list-item>
          <text:p text:style-name="P27">What is channal</text:p>
          <text:p text:style-name="P36">A channel is a built-in, core data type in the Go programming language that serves as a conduit (a pipe) to connect and communicate between concurrently executing functions, known as goroutines.</text:p>
        </text:list-item>
        <text:list-item>
          <text:p text:style-name="P27">What is concorrency</text:p>
          <text:p text:style-name="P36">Concurrency is a fundamental concept in computer science that refers to the ability of a system to deal with multiple tasks at once.</text:p>
          <text:p text:style-name="P36">It involves structuring a program so that multiple independent tasks or processes can be executed in overlapping time periods, making progress without necessarily completing one before another begins.</text:p>
        </text:list-item>
        <text:list-item>
          <text:p text:style-name="P27">What is goroutine</text:p>
          <text:p text:style-name="P36"><text:soft-page-break/>A goroutine is a lightweight, concurrently executing function or method in the Go programming language.</text:p>
          <text:p text:style-name="P36">go keyword (e.g., go someFunction()).</text:p>
        </text:list-item>
        <text:list-item>
          <text:p text:style-name="P28">What is signal</text:p>
          <text:p text:style-name="P37"><text:span text:style-name="T15">A </text:span>signal is an event representing an asynchronous notification sent by the operating system (OS) to a running Go process.</text:p>
          <text:p text:style-name="P37"><text:span text:style-name="T15">U</text:span>se the os/signal standard package to handle these OS signals.</text:p>
          <text:p text:style-name="P37">The package uses channels (chan os.Signal) to integrate.</text:p>
        </text:list-item>
        <text:list-item>
          <text:p text:style-name="P29">What is GOORM</text:p>
          <text:list>
            <text:list-header>
              <text:p text:style-name="P38">GORM (Go Object-Relational Mapper) is the most popular, feature-rich ORM library for the Go programming language. It is designed to simplify and standardize database interactions by providing an abstraction layer over raw SQL.</text:p>
              <text:p text:style-name="P29">Core Concept: Object-Relational Mapping</text:p>
              <text:p text:style-name="P38">An ORM acts as a translator, allowing developers to interact with a relational database (like MySQL, PostgreSQL, SQLite, etc.) using Go structs and methods instead of writing boilerplate SQL queries.</text:p>
              <text:p text:style-name="P38"><text:span text:style-name="T9">Models</text:span>: Data structures are defined using Go structs (e.g., type User struct { Name string; Email string }).</text:p>
              <text:p text:style-name="P38"><text:span text:style-name="T9">Mapping</text:span>: GORM uses reflection and struct tags to automatically map these Go structs to database tables and their fields to table columns.</text:p>
              <text:p text:style-name="P29">Key Features:</text:p>
            </text:list-header>
            <text:list-item>
              <text:p text:style-name="P38">CRUD Operations -&gt; Create, Find, Save, Delete</text:p>
            </text:list-item>
            <text:list-item>
              <text:p text:style-name="P38">Associations -&gt; One-to-One, One-to-Many, Many-to-Many, and Eager Loading (Preload).</text:p>
            </text:list-item>
            <text:list-item>
              <text:p text:style-name="P38">Migrations</text:p>
            </text:list-item>
            <text:list-item>
              <text:p text:style-name="P38">Transactions</text:p>
            </text:list-item>
            <text:list-item>
              <text:p text:style-name="P38">Soft Deletes</text:p>
            </text:list-item>
          </text:list>
        </text:list-item>
        <text:list-item>
          <text:h text:style-name="P18" text:outline-level="3">Terminate &amp; Close in Go</text:h>
        </text:list-item>
      </text:list>
      <text:p text:style-name="P10"><text:span text:style-name="T12"><text:tab/></text:span><text:span text:style-name="T11">Close(): Always use Close() on resources like files, databases, and <text:s text:c="3"/><text:tab/>network connections to prevent leaks and ensure proper cleanup.</text:span></text:p>
      <text:p text:style-name="P4"><text:s text:c="5"/><text:tab/>os.Exit(): Use os.Exit() to terminate the entire program immediately.</text:p>
      <text:p text:style-name="P4"><text:s text:c="5"/><text:tab/>context.Context: Use a context.Context to gracefully terminate a specific <text:tab/>goroutine.</text:p>
      <text:list xml:id="list163551889648649" text:continue-numbering="true" text:style-name="L4">
        <text:list-item>
          <text:p text:style-name="P51"><text:span text:style-name="T16">What is </text:span><text:span text:style-name="T17">Type</text:span><text:span text:style-name="T16"> </text:span><text:span text:style-name="T17">Assertions</text:span></text:p>
          <text:list>
            <text:list-header>
              <text:p text:style-name="P55"><text:soft-page-break/>Assertions are way to extract underline concreteType interface value.</text:p>
            </text:list-header>
          </text:list>
        </text:list-item>
        <text:list-item>
          <text:p text:style-name="P30">What is API Gateway pattern</text:p>
          <text:list>
            <text:list-header>
              <text:p text:style-name="P39">The API Gateway pattern is a central architectural component in a microservices system that acts as the single entry point for all clients (web, mobile, third-party apps). It sits between the clients and your collection of internal microservices.</text:p>
              <text:p text:style-name="P39">Its primary role is to decouple the client from the complexities of the internal microservice architecture.</text:p>
              <text:p text:style-name="P39">Key Functions (What it does):</text:p>
            </text:list-header>
            <text:list-item>
              <text:p text:style-name="P39">Request Routing</text:p>
            </text:list-item>
            <text:list-item>
              <text:p text:style-name="P39">Request Aggregation</text:p>
            </text:list-item>
            <text:list-item>
              <text:p text:style-name="P39">Security/Cross-Cutting Concerns Offloading</text:p>
            </text:list-item>
            <text:list-item>
              <text:p text:style-name="P39">Protocol Translation</text:p>
            </text:list-item>
            <text:list-item>
              <text:p text:style-name="P39">Increased Security</text:p>
            </text:list-item>
            <text:list-item>
              <text:p text:style-name="P40">Rate limiting</text:p>
            </text:list-item>
            <text:list-item>
              <text:p text:style-name="P40">Load Balancing</text:p>
            </text:list-item>
          </text:list>
        </text:list-item>
        <text:list-item>
          <text:p text:style-name="P31">What is Pointer</text:p>
          <text:p text:style-name="P41">A pointer in Go is a variable that stores the memory address of another variable.</text:p>
          <text:p text:style-name="P41"><text:span text:style-name="T8">What it Stores:</text:span> Instead of storing a value (like the number <text:span text:style-name="Source_20_Text">42</text:span>), a pointer stores the <text:span text:style-name="T8">location</text:span> (memory address) where a value is physically kept in the computer's RAM.</text:p>
        </text:list-item>
        <text:list-item>
          <text:p text:style-name="P32">What is Raw string Literal</text:p>
          <text:p text:style-name="P32"><text:span text:style-name="T13">A </text:span><text:span text:style-name="Strong_20_Emphasis"><text:span text:style-name="T13">raw string literal</text:span></text:span><text:span text:style-name="T13"> is a string written using </text:span><text:span text:style-name="Strong_20_Emphasis"><text:span text:style-name="T13">backticks (` `)</text:span></text:span><text:span text:style-name="T13"> where the content is taken </text:span><text:span text:style-name="Strong_20_Emphasis"><text:span text:style-name="T13">exactly as it is</text:span></text:span><text:span text:style-name="T13">, without interpreting escape sequences.</text:span></text:p>
          <text:p text:style-name="P32"><text:span text:style-name="T13">str := `This is a raw string`</text:span></text:p>
        </text:list-item>
        <text:list-item>
          <text:p text:style-name="P32"><text:span text:style-name="T13">What will happen when slice memory will be full</text:span></text:p>
        </text:list-item>
      </text:list>
      <text:p text:style-name="P24"><text:span text:style-name="T6"><text:tab/></text:span><text:span text:style-name="T13">When a slice’s </text:span><text:span text:style-name="Strong_20_Emphasis">capacity is full</text:span><text:span text:style-name="T13"> and you try to add more elements using </text:span><text:span text:style-name="Source_20_Text"><text:span text:style-name="T13">append()</text:span></text:span><text:span text:style-name="T13">, Go will </text:span><text:span text:style-name="Strong_20_Emphasis">automatically allocate a new underlying array</text:span><text:span text:style-name="T13">.</text:span></text:p>
      <text:p text:style-name="P24"><text:span text:style-name="T6"><text:tab/></text:span><text:span text:style-name="T13">func main() {<text:line-break/><text:tab/><text:tab/>s := make([]int, 2, 2) // len=2, cap=2<text:line-break/><text:tab/><text:tab/>s[0] = 1<text:line-break/><text:tab/><text:tab/>s[1] = 2<text:line-break/><text:tab/><text:tab/>fmt.Println(len(s), cap(s)) // 2 2<text:line-break/><text:tab/><text:tab/>s = append(s, 3) // capacity exceeded<text:line-break/><text:tab/><text:tab/>fmt.Println(len(s), cap(s)) // 3 4 (usually doubled)<text:line-break/><text:tab/>}</text:span></text:p>
      <text:p text:style-name="P33"><text:soft-page-break/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list xml:id="list163551974543668" text:continue-numbering="true" text:style-name="L4">
        <text:list-item>
          <text:p text:style-name="P32"><text:span text:style-name="T13">How can we check in map there is key exists or not</text:span></text:p>
          <text:p text:style-name="P20"><text:span text:style-name="T13">In Go, we use the </text:span><text:span text:style-name="Strong_20_Emphasis">comma-ok idiom</text:span><text:span text:style-name="T13"> to check whether a key exists in a map.</text:span></text:p>
          <text:p text:style-name="P19">value, ok := myMap[key]</text:p>
        </text:list-item>
        <text:list-item text:style-override="L6">
          <text:p text:style-name="P58"><text:span text:style-name="Source_20_Text"><text:span text:style-name="T13">value</text:span></text:span><text:span text:style-name="T13"> → value of the key (if present) </text:span></text:p>
        </text:list-item>
        <text:list-item text:style-override="L6">
          <text:p text:style-name="P57"><text:span text:style-name="Source_20_Text">ok</text:span> → <text:span text:style-name="Source_20_Text">true</text:span> if key exists, otherwise <text:span text:style-name="Source_20_Text">false</text:span></text:p>
        </text:list-item>
        <text:list-item>
          <text:p text:style-name="P32"><text:span text:style-name="T13"/></text:p>
        </text:list-item>
        <text:list-item>
          <text:p text:style-name="P34"><text:span text:style-name="T13">Ok</text:span></text:p>
        </text:list-item>
        <text:list-item>
          <text:p text:style-name="P34"><text:span text:style-name="T13">ok</text:span></text:p>
        </text:list-item>
      </text:list>
      <text:p text:style-name="P33"><text:span text:style-name="T13"/></text:p>
      <text:p text:style-name="P33"><text:span text:style-name="T13"/></text:p>
      <text:list xml:id="list163550806287589" text:continue-numbering="true" text:style-name="L4">
        <text:list-header>
          <text:p text:style-name="P32"><text:span text:style-name="T13"/></text:p>
        </text:list-header>
      </text:list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09:19:55.410515898</meta:creation-date>
    <dc:date>2026-03-26T16:25:12.150847406</dc:date>
    <meta:editing-duration>PT3H43M35S</meta:editing-duration>
    <meta:editing-cycles>67</meta:editing-cycles>
    <meta:generator>LibreOffice/7.3.7.2$Linux_X86_64 LibreOffice_project/30$Build-2</meta:generator>
    <meta:document-statistic meta:table-count="3" meta:image-count="0" meta:object-count="0" meta:page-count="8" meta:paragraph-count="156" meta:word-count="1875" meta:character-count="12000" meta:non-whitespace-character-count="10261"/>
  </office:meta>
</office:document-meta>
</file>